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000"/>
    <style:style style:name="ce2" style:family="table-cell" style:parent-style-name="Default" style:data-style-name="N5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BrLen1</text:p>
          </table:table-cell>
          <table:table-cell office:value-type="string">
            <text:p>BrLen2</text:p>
          </table:table-cell>
          <table:table-cell office:value-type="string">
            <text:p>T92.kappa</text:p>
          </table:table-cell>
          <table:table-cell office:value-type="string">
            <text:p>T92.theta</text:p>
          </table:table-cell>
          <table:table-cell office:value-type="string">
            <text:p>NHML</text:p>
          </table:table-cell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esulfu_mo</text:p>
          </table:table-cell>
          <table:table-cell office:value-type="float" office:value="0.0318964">
            <text:p>0.0318964</text:p>
          </table:table-cell>
          <table:table-cell office:value-type="float" office:value="0.034">
            <text:p>0.03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425">
            <text:p>0.7425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lfolo_so</text:p>
          </table:table-cell>
          <table:table-cell office:value-type="float" office:value="0.0306696">
            <text:p>0.0306696</text:p>
          </table:table-cell>
          <table:table-cell office:value-type="float" office:value="0.0302">
            <text:p>0.0302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.4356">
            <text:p>0.4356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lfolo_ac</text:p>
          </table:table-cell>
          <table:table-cell office:value-type="float" office:value="0.00318445">
            <text:p>0.00318445</text:p>
          </table:table-cell>
          <table:table-cell office:value-type="float" office:value="0.0021">
            <text:p>0.0021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.0113835">
            <text:p>0.0113835</text:p>
          </table:table-cell>
          <table:table-cell office:value-type="float" office:value="0.008221">
            <text:p>0.008221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idian_in</text:p>
          </table:table-cell>
          <table:table-cell office:value-type="float" office:value="0.0455843">
            <text:p>0.0455843</text:p>
          </table:table-cell>
          <table:table-cell office:value-type="float" office:value="0.0472">
            <text:p>0.0472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.6701">
            <text:p>0.67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.0514798">
            <text:p>0.0514798</text:p>
          </table:table-cell>
          <table:table-cell office:value-type="float" office:value="0.050913">
            <text:p>0.050913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.7192">
            <text:p>0.719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.0237616">
            <text:p>0.0237616</text:p>
          </table:table-cell>
          <table:table-cell office:value-type="float" office:value="0.023438">
            <text:p>0.023438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577">
            <text:p>0.7577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eropyr_pe</text:p>
          </table:table-cell>
          <table:table-cell office:value-type="float" office:value="0.034746">
            <text:p>0.034746</text:p>
          </table:table-cell>
          <table:table-cell office:value-type="float" office:value="0.0382">
            <text:p>0.0382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473">
            <text:p>0.8473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.0241372">
            <text:p>0.0241372</text:p>
          </table:table-cell>
          <table:table-cell office:value-type="float" office:value="0.025218">
            <text:p>0.025218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609">
            <text:p>0.8609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ermof_pe</text:p>
          </table:table-cell>
          <table:table-cell office:value-type="float" office:value="0.0782242">
            <text:p>0.0782242</text:p>
          </table:table-cell>
          <table:table-cell office:value-type="float" office:value="0.076">
            <text:p>0.076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6244">
            <text:p>0.6244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0.0368977">
            <text:p>0.0368977</text:p>
          </table:table-cell>
          <table:table-cell office:value-type="float" office:value="0.038204">
            <text:p>0.03820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833">
            <text:p>0.7833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noarc_eq</text:p>
          </table:table-cell>
          <table:table-cell office:value-type="float" office:value="0.169326">
            <text:p>0.169326</text:p>
          </table:table-cell>
          <table:table-cell office:value-type="float" office:value="0.1745">
            <text:p>0.1745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836">
            <text:p>0.7836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0.0123169">
            <text:p>0.0123169</text:p>
          </table:table-cell>
          <table:table-cell office:value-type="float" office:value="0.019512">
            <text:p>0.019512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yrococ_fu</text:p>
          </table:table-cell>
          <table:table-cell office:value-type="float" office:value="0.0141003">
            <text:p>0.0141003</text:p>
          </table:table-cell>
          <table:table-cell office:value-type="float" office:value="0.0148">
            <text:p>0.0148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926">
            <text:p>0.7926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yrococ_ho</text:p>
          </table:table-cell>
          <table:table-cell table:style-name="ce2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yrococ_ab</text:p>
          </table:table-cell>
          <table:table-cell table:style-name="ce2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2" office:value-type="string">
            <text:p>1e-06</text:p>
          </table:table-cell>
          <table:table-cell table:style-name="ce2" office:value-type="string">
            <text:p>1e-06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0.00432776">
            <text:p>0.00432776</text:p>
          </table:table-cell>
          <table:table-cell office:value-type="float" office:value="0.004968">
            <text:p>0.004968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hermoc_ce</text:p>
          </table:table-cell>
          <table:table-cell office:value-type="float" office:value="0.011986">
            <text:p>0.011986</text:p>
          </table:table-cell>
          <table:table-cell office:value-type="float" office:value="0.0104">
            <text:p>0.010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0.0436162">
            <text:p>0.0436162</text:p>
          </table:table-cell>
          <table:table-cell office:value-type="float" office:value="0.04574">
            <text:p>0.0457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625">
            <text:p>0.7625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ethano_ka</text:p>
          </table:table-cell>
          <table:table-cell office:value-type="float" office:value="0.0662437">
            <text:p>0.0662437</text:p>
          </table:table-cell>
          <table:table-cell office:value-type="float" office:value="0.0709">
            <text:p>0.0709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304">
            <text:p>0.8304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03909">
            <text:p>0.003909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ethano_ma</text:p>
          </table:table-cell>
          <table:table-cell office:value-type="float" office:value="0.0537306">
            <text:p>0.0537306</text:p>
          </table:table-cell>
          <table:table-cell office:value-type="float" office:value="0.05">
            <text:p>0.05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431">
            <text:p>0.43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thano_ac</text:p>
          </table:table-cell>
          <table:table-cell office:value-type="float" office:value="0.0624648">
            <text:p>0.0624648</text:p>
          </table:table-cell>
          <table:table-cell office:value-type="float" office:value="0.0634">
            <text:p>0.0634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6204">
            <text:p>0.6204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0.0400417">
            <text:p>0.0400417</text:p>
          </table:table-cell>
          <table:table-cell office:value-type="float" office:value="0.038319">
            <text:p>0.038319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4029">
            <text:p>0.4029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alofer_me</text:p>
          </table:table-cell>
          <table:table-cell office:value-type="float" office:value="0.0113237">
            <text:p>0.0113237</text:p>
          </table:table-cell>
          <table:table-cell office:value-type="float" office:value="0.0098">
            <text:p>0.0098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306">
            <text:p>0.306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atrono_ma</text:p>
          </table:table-cell>
          <table:table-cell office:value-type="float" office:value="0.0532698">
            <text:p>0.0532698</text:p>
          </table:table-cell>
          <table:table-cell office:value-type="float" office:value="0.0523">
            <text:p>0.0523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569">
            <text:p>0.569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aloarc_ma</text:p>
          </table:table-cell>
          <table:table-cell office:value-type="float" office:value="0.0281915">
            <text:p>0.0281915</text:p>
          </table:table-cell>
          <table:table-cell office:value-type="float" office:value="0.0267">
            <text:p>0.0267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5615">
            <text:p>0.5615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0.0105789">
            <text:p>0.0105789</text:p>
          </table:table-cell>
          <table:table-cell office:value-type="float" office:value="0.012628">
            <text:p>0.012628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0.132879">
            <text:p>0.132879</text:p>
          </table:table-cell>
          <table:table-cell office:value-type="float" office:value="0.130594">
            <text:p>0.130594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5814">
            <text:p>0.5814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0.0326746">
            <text:p>0.0326746</text:p>
          </table:table-cell>
          <table:table-cell office:value-type="float" office:value="0.029385">
            <text:p>0.029385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3317">
            <text:p>0.3317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rchaeo_fu</text:p>
          </table:table-cell>
          <table:table-cell office:value-type="float" office:value="0.0516495">
            <text:p>0.0516495</text:p>
          </table:table-cell>
          <table:table-cell office:value-type="float" office:value="0.0565">
            <text:p>0.0565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8023">
            <text:p>0.8023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/>
          <table:table-cell table:style-name="ce2" office:value-type="string">
            <text:p>1e-06</text:p>
          </table:table-cell>
          <table:table-cell table:style-name="ce2" office:value-type="string">
            <text:p>1e-06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hermop_ac</text:p>
          </table:table-cell>
          <table:table-cell office:value-type="float" office:value="0.217986">
            <text:p>0.217986</text:p>
          </table:table-cell>
          <table:table-cell office:value-type="float" office:value="0.2092">
            <text:p>0.2092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4491">
            <text:p>0.449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0.00277444">
            <text:p>0.00277444</text:p>
          </table:table-cell>
          <table:table-cell office:value-type="float" office:value="0.002602">
            <text:p>0.002602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ethano_va</text:p>
          </table:table-cell>
          <table:table-cell office:value-type="float" office:value="0.0434585">
            <text:p>0.0434585</text:p>
          </table:table-cell>
          <table:table-cell office:value-type="float" office:value="0.0639">
            <text:p>0.0639</text:p>
          </table:table-cell>
          <table:table-cell office:value-type="float" office:value="3.10308">
            <text:p>3.10308</text:p>
          </table:table-cell>
          <table:table-cell office:value-type="float" office:value="0.170823">
            <text:p>0.170823</text:p>
          </table:table-cell>
          <table:table-cell office:value-type="float" office:value="0.1783">
            <text:p>0.1783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ethano_ja</text:p>
          </table:table-cell>
          <table:table-cell office:value-type="float" office:value="0.0144078">
            <text:p>0.0144078</text:p>
          </table:table-cell>
          <table:table-cell office:value-type="float" office:value="0.016">
            <text:p>0.016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7963">
            <text:p>0.7963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0.0313474">
            <text:p>0.0313474</text:p>
          </table:table-cell>
          <table:table-cell office:value-type="float" office:value="0.031238">
            <text:p>0.031238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6875">
            <text:p>0.6875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0.00239142">
            <text:p>0.00239142</text:p>
          </table:table-cell>
          <table:table-cell office:value-type="float" office:value="0.003441">
            <text:p>0.003441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ethano_th</text:p>
          </table:table-cell>
          <table:table-cell office:value-type="float" office:value="0.0899267">
            <text:p>0.0899267</text:p>
          </table:table-cell>
          <table:table-cell office:value-type="float" office:value="0.0851">
            <text:p>0.0851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4221">
            <text:p>0.422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0.0410963">
            <text:p>0.0410963</text:p>
          </table:table-cell>
          <table:table-cell office:value-type="float" office:value="0.037188">
            <text:p>0.037188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6665">
            <text:p>0.6665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0.00937596">
            <text:p>0.00937596</text:p>
          </table:table-cell>
          <table:table-cell office:value-type="float" office:value="0.008326">
            <text:p>0.008326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0.0572065">
            <text:p>0.0572065</text:p>
          </table:table-cell>
          <table:table-cell office:value-type="float" office:value="0.072214">
            <text:p>0.07221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982">
            <text:p>0.8982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hermot_ma</text:p>
          </table:table-cell>
          <table:table-cell office:value-type="float" office:value="0.0699936">
            <text:p>0.0699936</text:p>
          </table:table-cell>
          <table:table-cell office:value-type="float" office:value="0.0775">
            <text:p>0.0775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7534">
            <text:p>0.7534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einoco_ra</text:p>
          </table:table-cell>
          <table:table-cell office:value-type="float" office:value="0.0950955">
            <text:p>0.0950955</text:p>
          </table:table-cell>
          <table:table-cell office:value-type="float" office:value="0.0983">
            <text:p>0.098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829">
            <text:p>0.4829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ermus_th</text:p>
          </table:table-cell>
          <table:table-cell office:value-type="float" office:value="0.0115853">
            <text:p>0.0115853</text:p>
          </table:table-cell>
          <table:table-cell office:value-type="float" office:value="0.0233">
            <text:p>0.0233</text:p>
          </table:table-cell>
          <table:table-cell office:value-type="float" office:value="3.10308">
            <text:p>3.10308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0.0505066">
            <text:p>0.0505066</text:p>
          </table:table-cell>
          <table:table-cell office:value-type="float" office:value="0.053692">
            <text:p>0.053692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6085">
            <text:p>0.6085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hlamyd_tr</text:p>
          </table:table-cell>
          <table:table-cell table:style-name="ce2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hlamyd_mu</text:p>
          </table:table-cell>
          <table:table-cell table:style-name="ce2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0.121386">
            <text:p>0.121386</text:p>
          </table:table-cell>
          <table:table-cell office:value-type="float" office:value="0.117785">
            <text:p>0.11778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992">
            <text:p>0.4992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lancto_br</text:p>
          </table:table-cell>
          <table:table-cell office:value-type="float" office:value="0.0586998">
            <text:p>0.0586998</text:p>
          </table:table-cell>
          <table:table-cell office:value-type="float" office:value="0.0588">
            <text:p>0.058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6777">
            <text:p>0.6777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irellu_ma</text:p>
          </table:table-cell>
          <table:table-cell office:value-type="float" office:value="0.0653188">
            <text:p>0.0653188</text:p>
          </table:table-cell>
          <table:table-cell office:value-type="float" office:value="0.0648">
            <text:p>0.064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27">
            <text:p>0.527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emmata_ob</text:p>
          </table:table-cell>
          <table:table-cell office:value-type="float" office:value="0.104384">
            <text:p>0.104384</text:p>
          </table:table-cell>
          <table:table-cell office:value-type="float" office:value="0.105">
            <text:p>0.10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6839">
            <text:p>0.6839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float" office:value="0.0246609">
            <text:p>0.0246609</text:p>
          </table:table-cell>
          <table:table-cell office:value-type="float" office:value="0.025263">
            <text:p>0.025263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919">
            <text:p>0.4919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0.118649">
            <text:p>0.118649</text:p>
          </table:table-cell>
          <table:table-cell office:value-type="float" office:value="0.115488">
            <text:p>0.11548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691">
            <text:p>0.569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0.0121541">
            <text:p>0.0121541</text:p>
          </table:table-cell>
          <table:table-cell office:value-type="float" office:value="0.014036">
            <text:p>0.014036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Escheri_co</text:p>
          </table:table-cell>
          <table:table-cell office:value-type="float" office:value="0.0159086">
            <text:p>0.0159086</text:p>
          </table:table-cell>
          <table:table-cell office:value-type="float" office:value="0.0093">
            <text:p>0.0093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uchner_ap</text:p>
          </table:table-cell>
          <table:table-cell office:value-type="float" office:value="0.0495243">
            <text:p>0.0495243</text:p>
          </table:table-cell>
          <table:table-cell office:value-type="float" office:value="0.0548">
            <text:p>0.054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3019">
            <text:p>0.3019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0.00836341">
            <text:p>0.00836341</text:p>
          </table:table-cell>
          <table:table-cell office:value-type="float" office:value="0.007696">
            <text:p>0.007696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1397">
            <text:p>0.1397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steur_mu</text:p>
          </table:table-cell>
          <table:table-cell office:value-type="float" office:value="0.0440192">
            <text:p>0.0440192</text:p>
          </table:table-cell>
          <table:table-cell office:value-type="float" office:value="0.0375">
            <text:p>0.037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953">
            <text:p>0.4953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0871">
            <text:p>0.00871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ibrio_ch</text:p>
          </table:table-cell>
          <table:table-cell office:value-type="float" office:value="0.0368343">
            <text:p>0.0368343</text:p>
          </table:table-cell>
          <table:table-cell office:value-type="float" office:value="0.0349">
            <text:p>0.034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836">
            <text:p>0.5836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float" office:value="0.0125929">
            <text:p>0.0125929</text:p>
          </table:table-cell>
          <table:table-cell office:value-type="float" office:value="0.010448">
            <text:p>0.01044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6432">
            <text:p>0.6432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seudom_ae</text:p>
          </table:table-cell>
          <table:table-cell office:value-type="float" office:value="0.0454244">
            <text:p>0.0454244</text:p>
          </table:table-cell>
          <table:table-cell office:value-type="float" office:value="0.0478">
            <text:p>0.047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744">
            <text:p>0.5744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0.0209393">
            <text:p>0.0209393</text:p>
          </table:table-cell>
          <table:table-cell office:value-type="float" office:value="0.020541">
            <text:p>0.020541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7547">
            <text:p>0.7547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Xylella_fa</text:p>
          </table:table-cell>
          <table:table-cell office:value-type="float" office:value="0.0434778">
            <text:p>0.0434778</text:p>
          </table:table-cell>
          <table:table-cell office:value-type="float" office:value="0.044">
            <text:p>0.044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771">
            <text:p>0.477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float" office:value="0.0337233">
            <text:p>0.0337233</text:p>
          </table:table-cell>
          <table:table-cell office:value-type="float" office:value="0.02902">
            <text:p>0.02902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2755">
            <text:p>0.2755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Rickett_pr</text:p>
          </table:table-cell>
          <table:table-cell office:value-type="float" office:value="0.0788905">
            <text:p>0.0788905</text:p>
          </table:table-cell>
          <table:table-cell office:value-type="float" office:value="0.0806">
            <text:p>0.0806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3906">
            <text:p>0.3906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float" office:value="0.0200267">
            <text:p>0.0200267</text:p>
          </table:table-cell>
          <table:table-cell office:value-type="float" office:value="0.023959">
            <text:p>0.02395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8324">
            <text:p>0.8324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Helicob_py</text:p>
          </table:table-cell>
          <table:table-cell office:value-type="float" office:value="0.0446998">
            <text:p>0.0446998</text:p>
          </table:table-cell>
          <table:table-cell office:value-type="float" office:value="0.0429">
            <text:p>0.042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361">
            <text:p>0.436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mpylo_je</text:p>
          </table:table-cell>
          <table:table-cell office:value-type="float" office:value="0.0697049">
            <text:p>0.0697049</text:p>
          </table:table-cell>
          <table:table-cell office:value-type="float" office:value="0.0703">
            <text:p>0.0703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248">
            <text:p>0.4248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float" office:value="0.0361765">
            <text:p>0.0361765</text:p>
          </table:table-cell>
          <table:table-cell office:value-type="float" office:value="0.034105">
            <text:p>0.03410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877">
            <text:p>0.5877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float" office:value="0.0145421">
            <text:p>0.0145421</text:p>
          </table:table-cell>
          <table:table-cell office:value-type="float" office:value="0.014312">
            <text:p>0.014312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1946">
            <text:p>0.1946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lavoba_od</text:p>
          </table:table-cell>
          <table:table-cell office:value-type="float" office:value="0.0628496">
            <text:p>0.0628496</text:p>
          </table:table-cell>
          <table:table-cell office:value-type="float" office:value="0.064">
            <text:p>0.064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631">
            <text:p>0.463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Bactero_fr</text:p>
          </table:table-cell>
          <table:table-cell office:value-type="float" office:value="0.0717979">
            <text:p>0.0717979</text:p>
          </table:table-cell>
          <table:table-cell office:value-type="float" office:value="0.0693">
            <text:p>0.0693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306">
            <text:p>0.5306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float" office:value="0.0990585">
            <text:p>0.0990585</text:p>
          </table:table-cell>
          <table:table-cell office:value-type="float" office:value="0.099199">
            <text:p>0.09919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051">
            <text:p>0.505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hlorob_li</text:p>
          </table:table-cell>
          <table:table-cell office:value-type="float" office:value="0.0910058">
            <text:p>0.0910058</text:p>
          </table:table-cell>
          <table:table-cell office:value-type="float" office:value="0.0935">
            <text:p>0.093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657">
            <text:p>0.4657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float" office:value="0.0270636">
            <text:p>0.0270636</text:p>
          </table:table-cell>
          <table:table-cell office:value-type="float" office:value="0.018687">
            <text:p>0.018687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38">
            <text:p>0.438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float" office:value="0.0270526">
            <text:p>0.0270526</text:p>
          </table:table-cell>
          <table:table-cell office:value-type="float" office:value="0.030919">
            <text:p>0.03091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1276">
            <text:p>0.1276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/>
          <table:table-cell table:style-name="ce2" office:value-type="string">
            <text:p>1e-06</text:p>
          </table:table-cell>
          <table:table-cell table:style-name="ce2" office:value-type="string">
            <text:p>1e-06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orreli_bu</text:p>
          </table:table-cell>
          <table:table-cell office:value-type="float" office:value="0.0655308">
            <text:p>0.0655308</text:p>
          </table:table-cell>
          <table:table-cell office:value-type="float" office:value="0.0671">
            <text:p>0.0671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2506">
            <text:p>0.2506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repone_pa</text:p>
          </table:table-cell>
          <table:table-cell office:value-type="float" office:value="0.0672576">
            <text:p>0.0672576</text:p>
          </table:table-cell>
          <table:table-cell office:value-type="float" office:value="0.0707">
            <text:p>0.0707</text:p>
          </table:table-cell>
          <table:table-cell office:value-type="float" office:value="3.10308">
            <text:p>3.10308</text:p>
          </table:table-cell>
          <table:table-cell office:value-type="float" office:value="0.692896">
            <text:p>0.692896</text:p>
          </table:table-cell>
          <table:table-cell office:value-type="float" office:value="0.6795">
            <text:p>0.6795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0.0402697">
            <text:p>0.0402697</text:p>
          </table:table-cell>
          <table:table-cell office:value-type="float" office:value="0.042514">
            <text:p>0.042514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684">
            <text:p>0.3684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float" office:value="0.011738">
            <text:p>0.011738</text:p>
          </table:table-cell>
          <table:table-cell office:value-type="float" office:value="0.008196">
            <text:p>0.008196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Ureapla_ur</text:p>
          </table:table-cell>
          <table:table-cell office:value-type="float" office:value="0.0346689">
            <text:p>0.0346689</text:p>
          </table:table-cell>
          <table:table-cell office:value-type="float" office:value="0.0368">
            <text:p>0.036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031">
            <text:p>0.403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ycopla_ge</text:p>
          </table:table-cell>
          <table:table-cell office:value-type="float" office:value="0.0592907">
            <text:p>0.0592907</text:p>
          </table:table-cell>
          <table:table-cell office:value-type="float" office:value="0.0593">
            <text:p>0.059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243">
            <text:p>0.24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float" office:value="0.132187">
            <text:p>0.132187</text:p>
          </table:table-cell>
          <table:table-cell office:value-type="float" office:value="0.134459">
            <text:p>0.134459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31">
            <text:p>0.33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float" office:value="0.00651159">
            <text:p>0.00651159</text:p>
          </table:table-cell>
          <table:table-cell office:value-type="float" office:value="0.009347">
            <text:p>0.009347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ynecho_sp</text:p>
          </table:table-cell>
          <table:table-cell office:value-type="float" office:value="0.135183">
            <text:p>0.135183</text:p>
          </table:table-cell>
          <table:table-cell office:value-type="float" office:value="0.138">
            <text:p>0.13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548">
            <text:p>0.4548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float" office:value="0.0387596">
            <text:p>0.0387596</text:p>
          </table:table-cell>
          <table:table-cell office:value-type="float" office:value="0.033474">
            <text:p>0.033474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101">
            <text:p>0.3101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eucono_me</text:p>
          </table:table-cell>
          <table:table-cell office:value-type="float" office:value="0.0295486">
            <text:p>0.0295486</text:p>
          </table:table-cell>
          <table:table-cell office:value-type="float" office:value="0.0298">
            <text:p>0.029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925">
            <text:p>0.3925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actoco_la</text:p>
          </table:table-cell>
          <table:table-cell office:value-type="float" office:value="0.0551709">
            <text:p>0.0551709</text:p>
          </table:table-cell>
          <table:table-cell office:value-type="float" office:value="0.0557">
            <text:p>0.0557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61">
            <text:p>0.46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float" office:value="0.0408288">
            <text:p>0.0408288</text:p>
          </table:table-cell>
          <table:table-cell office:value-type="float" office:value="0.041194">
            <text:p>0.041194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2375">
            <text:p>0.2375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taphyl_au</text:p>
          </table:table-cell>
          <table:table-cell office:value-type="float" office:value="0.025729">
            <text:p>0.025729</text:p>
          </table:table-cell>
          <table:table-cell office:value-type="float" office:value="0.0267">
            <text:p>0.0267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1213">
            <text:p>0.1213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float" office:value="0.0159217">
            <text:p>0.0159217</text:p>
          </table:table-cell>
          <table:table-cell office:value-type="float" office:value="0.01385">
            <text:p>0.01385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2646">
            <text:p>0.2646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acillu_su</text:p>
          </table:table-cell>
          <table:table-cell office:value-type="float" office:value="0.0220473">
            <text:p>0.0220473</text:p>
          </table:table-cell>
          <table:table-cell office:value-type="float" office:value="0.0241">
            <text:p>0.0241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7579">
            <text:p>0.7579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float" office:value="0.00503416">
            <text:p>0.00503416</text:p>
          </table:table-cell>
          <table:table-cell office:value-type="float" office:value="0.00564">
            <text:p>0.00564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lostri_bo</text:p>
          </table:table-cell>
          <table:table-cell office:value-type="float" office:value="0.0965033">
            <text:p>0.0965033</text:p>
          </table:table-cell>
          <table:table-cell office:value-type="float" office:value="0.097">
            <text:p>0.097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502">
            <text:p>0.3502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float" office:value="0.0211365">
            <text:p>0.0211365</text:p>
          </table:table-cell>
          <table:table-cell office:value-type="float" office:value="0.021533">
            <text:p>0.02153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37">
            <text:p>0.437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Thermoa_te</text:p>
          </table:table-cell>
          <table:table-cell office:value-type="float" office:value="0.0504751">
            <text:p>0.0504751</text:p>
          </table:table-cell>
          <table:table-cell office:value-type="float" office:value="0.0518">
            <text:p>0.051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6545">
            <text:p>0.6545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0.0153524">
            <text:p>0.0153524</text:p>
          </table:table-cell>
          <table:table-cell office:value-type="float" office:value="0.018946">
            <text:p>0.018946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104">
            <text:p>0.4104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float" office:value="0.0047311">
            <text:p>0.0047311</text:p>
          </table:table-cell>
          <table:table-cell office:value-type="float" office:value="0.005046">
            <text:p>0.005046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ycobac_le</text:p>
          </table:table-cell>
          <table:table-cell office:value-type="float" office:value="0.0421875">
            <text:p>0.0421875</text:p>
          </table:table-cell>
          <table:table-cell office:value-type="float" office:value="0.0415">
            <text:p>0.0415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752">
            <text:p>0.4752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trepto_co</text:p>
          </table:table-cell>
          <table:table-cell office:value-type="float" office:value="0.0350503">
            <text:p>0.0350503</text:p>
          </table:table-cell>
          <table:table-cell office:value-type="float" office:value="0.0383">
            <text:p>0.038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707">
            <text:p>0.707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float" office:value="0.0726214">
            <text:p>0.0726214</text:p>
          </table:table-cell>
          <table:table-cell office:value-type="float" office:value="0.076813">
            <text:p>0.07681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5684">
            <text:p>0.5684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float" office:value="0.0293587">
            <text:p>0.0293587</text:p>
          </table:table-cell>
          <table:table-cell office:value-type="float" office:value="0.027963">
            <text:p>0.02796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084">
            <text:p>0.308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float" office:value="0.0319574">
            <text:p>0.0319574</text:p>
          </table:table-cell>
          <table:table-cell office:value-type="float" office:value="0.034128">
            <text:p>0.03412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417">
            <text:p>0.4417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float" office:value="0.0295957">
            <text:p>0.0295957</text:p>
          </table:table-cell>
          <table:table-cell office:value-type="float" office:value="0.029641">
            <text:p>0.029641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6908">
            <text:p>0.6908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quifex_ae</text:p>
          </table:table-cell>
          <table:table-cell office:value-type="float" office:value="0.0716414">
            <text:p>0.0716414</text:p>
          </table:table-cell>
          <table:table-cell office:value-type="float" office:value="0.0835">
            <text:p>0.0835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943">
            <text:p>0.8943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float" office:value="0.178849">
            <text:p>0.178849</text:p>
          </table:table-cell>
          <table:table-cell office:value-type="float" office:value="0.177853">
            <text:p>0.177853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152">
            <text:p>0.7152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1.33401">
            <text:p>1.33401</text:p>
          </table:table-cell>
          <table:table-cell office:value-type="float" office:value="0.302206">
            <text:p>0.302206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9816">
            <text:p>0.9816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lasmod_fa</text:p>
          </table:table-cell>
          <table:table-cell office:value-type="float" office:value="0.109504">
            <text:p>0.109504</text:p>
          </table:table-cell>
          <table:table-cell office:value-type="float" office:value="0.1442">
            <text:p>0.144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247">
            <text:p>0.3247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Toxopla_go</text:p>
          </table:table-cell>
          <table:table-cell office:value-type="float" office:value="0.0251144">
            <text:p>0.0251144</text:p>
          </table:table-cell>
          <table:table-cell office:value-type="float" office:value="0.1099">
            <text:p>0.109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488">
            <text:p>0.3488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float" office:value="0.0111189">
            <text:p>0.0111189</text:p>
          </table:table-cell>
          <table:table-cell office:value-type="float" office:value="0.001762">
            <text:p>0.00176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uplote_ae</text:p>
          </table:table-cell>
          <table:table-cell office:value-type="float" office:value="0.0914027">
            <text:p>0.0914027</text:p>
          </table:table-cell>
          <table:table-cell office:value-type="float" office:value="0.109">
            <text:p>0.10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2727">
            <text:p>0.2727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etrahy_th</text:p>
          </table:table-cell>
          <table:table-cell office:value-type="float" office:value="0.00450962">
            <text:p>0.00450962</text:p>
          </table:table-cell>
          <table:table-cell office:value-type="float" office:value="0.0234">
            <text:p>0.023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6703">
            <text:p>0.6703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etrahy_py</text:p>
          </table:table-cell>
          <table:table-cell table:style-name="ce2" office:value-type="string">
            <text:p>1e-06</text:p>
          </table:table-cell>
          <table:table-cell office:value-type="float" office:value="0.008796">
            <text:p>0.00879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float" office:value="0.0864773">
            <text:p>0.0864773</text:p>
          </table:table-cell>
          <table:table-cell office:value-type="float" office:value="0.0915">
            <text:p>0.091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775">
            <text:p>0.3775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float" office:value="0.0121617">
            <text:p>0.0121617</text:p>
          </table:table-cell>
          <table:table-cell office:value-type="float" office:value="0.0045">
            <text:p>0.004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5">
            <text:p>0.45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float" office:value="0.0161368">
            <text:p>0.0161368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cytosi_lo</text:p>
          </table:table-cell>
          <table:table-cell office:value-type="float" office:value="0.0355679">
            <text:p>0.0355679</text:p>
          </table:table-cell>
          <table:table-cell office:value-type="float" office:value="0.086604">
            <text:p>0.08660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877">
            <text:p>0.3877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hytoph_me</text:p>
          </table:table-cell>
          <table:table-cell office:value-type="float" office:value="0.0334539">
            <text:p>0.0334539</text:p>
          </table:table-cell>
          <table:table-cell office:value-type="float" office:value="0.013497">
            <text:p>0.01349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488">
            <text:p>0.4488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float" office:value="0.022104">
            <text:p>0.022104</text:p>
          </table:table-cell>
          <table:table-cell office:value-type="float" office:value="0.011481">
            <text:p>0.011481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1619">
            <text:p>0.1619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float" office:value="0.0049405">
            <text:p>0.0049405</text:p>
          </table:table-cell>
          <table:table-cell office:value-type="float" office:value="0.0339">
            <text:p>0.033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6861">
            <text:p>0.6861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Oryza_sa</text:p>
          </table:table-cell>
          <table:table-cell office:value-type="float" office:value="0.00667591">
            <text:p>0.00667591</text:p>
          </table:table-cell>
          <table:table-cell office:value-type="float" office:value="0.0362">
            <text:p>0.036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6665">
            <text:p>0.6665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corus_gr</text:p>
          </table:table-cell>
          <table:table-cell office:value-type="float" office:value="0.00442757">
            <text:p>0.00442757</text:p>
          </table:table-cell>
          <table:table-cell office:value-type="float" office:value="0.026487">
            <text:p>0.02648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023">
            <text:p>0.3023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02632">
            <text:p>0.00263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rabido_th</text:p>
          </table:table-cell>
          <table:table-cell office:value-type="float" office:value="0.00442086">
            <text:p>0.00442086</text:p>
          </table:table-cell>
          <table:table-cell office:value-type="float" office:value="0.0067">
            <text:p>0.006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0.014975">
            <text:p>0.014975</text:p>
          </table:table-cell>
          <table:table-cell office:value-type="float" office:value="0.0045">
            <text:p>0.004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5014">
            <text:p>0.5014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ndreae_ni</text:p>
          </table:table-cell>
          <table:table-cell table:style-name="ce2" office:value-type="string">
            <text:p>1e-06</text:p>
          </table:table-cell>
          <table:table-cell table:style-name="ce2" office:value-type="string">
            <text:p>1e-0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Hylocom_sp</text:p>
          </table:table-cell>
          <table:table-cell office:value-type="float" office:value="0.00221628">
            <text:p>0.00221628</text:p>
          </table:table-cell>
          <table:table-cell office:value-type="float" office:value="0.0045">
            <text:p>0.004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float" office:value="0.00304898">
            <text:p>0.00304898</text:p>
          </table:table-cell>
          <table:table-cell office:value-type="float" office:value="0.015656">
            <text:p>0.01565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7076">
            <text:p>0.7076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float" office:value="0.00333224">
            <text:p>0.00333224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hlorel_el</text:p>
          </table:table-cell>
          <table:table-cell office:value-type="float" office:value="0.0276789">
            <text:p>0.0276789</text:p>
          </table:table-cell>
          <table:table-cell office:value-type="float" office:value="0.0022">
            <text:p>0.002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float" office:value="0.016461">
            <text:p>0.016461</text:p>
          </table:table-cell>
          <table:table-cell office:value-type="float" office:value="0.002425">
            <text:p>0.00242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float" office:value="0.0122348">
            <text:p>0.0122348</text:p>
          </table:table-cell>
          <table:table-cell office:value-type="float" office:value="0.006006">
            <text:p>0.00600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acchar_ce</text:p>
          </table:table-cell>
          <table:table-cell office:value-type="float" office:value="0.00321227">
            <text:p>0.00321227</text:p>
          </table:table-cell>
          <table:table-cell office:value-type="float" office:value="0.0239">
            <text:p>0.023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722">
            <text:p>0.4722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andida_al</text:p>
          </table:table-cell>
          <table:table-cell office:value-type="float" office:value="0.0125735">
            <text:p>0.0125735</text:p>
          </table:table-cell>
          <table:table-cell office:value-type="float" office:value="0.018004">
            <text:p>0.01800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881">
            <text:p>0.881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float" office:value="0.00811674">
            <text:p>0.00811674</text:p>
          </table:table-cell>
          <table:table-cell office:value-type="float" office:value="0.006133">
            <text:p>0.006133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chizos_po</text:p>
          </table:table-cell>
          <table:table-cell office:value-type="float" office:value="0.0180094">
            <text:p>0.0180094</text:p>
          </table:table-cell>
          <table:table-cell office:value-type="float" office:value="0.0026">
            <text:p>0.002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0.0188549">
            <text:p>0.0188549</text:p>
          </table:table-cell>
          <table:table-cell office:value-type="float" office:value="0.0133">
            <text:p>0.0133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698">
            <text:p>0.4698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ryptoc_ne</text:p>
          </table:table-cell>
          <table:table-cell office:value-type="float" office:value="0.0385689">
            <text:p>0.0385689</text:p>
          </table:table-cell>
          <table:table-cell office:value-type="float" office:value="0.008014">
            <text:p>0.00801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837">
            <text:p>0.3837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float" office:value="0.020141">
            <text:p>0.020141</text:p>
          </table:table-cell>
          <table:table-cell office:value-type="float" office:value="0.0174">
            <text:p>0.017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969">
            <text:p>0.4969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float" office:value="0.00874846">
            <text:p>0.00874846</text:p>
          </table:table-cell>
          <table:table-cell office:value-type="float" office:value="0.009305">
            <text:p>0.00930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991">
            <text:p>0.4991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Drosoph_me</text:p>
          </table:table-cell>
          <table:table-cell office:value-type="float" office:value="0.0798668">
            <text:p>0.0798668</text:p>
          </table:table-cell>
          <table:table-cell office:value-type="float" office:value="0.0492">
            <text:p>0.049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6024">
            <text:p>0.6024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aenorh_el</text:p>
          </table:table-cell>
          <table:table-cell office:value-type="float" office:value="0.0972961">
            <text:p>0.0972961</text:p>
          </table:table-cell>
          <table:table-cell office:value-type="float" office:value="0.02218">
            <text:p>0.02218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5771">
            <text:p>0.5771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float" office:value="0.0137743">
            <text:p>0.0137743</text:p>
          </table:table-cell>
          <table:table-cell office:value-type="float" office:value="0.016442">
            <text:p>0.01644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Girardi_ti</text:p>
          </table:table-cell>
          <table:table-cell office:value-type="float" office:value="0.0602262">
            <text:p>0.0602262</text:p>
          </table:table-cell>
          <table:table-cell office:value-type="float" office:value="0.0799">
            <text:p>0.079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2382">
            <text:p>0.2382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0.00442264">
            <text:p>0.00442264</text:p>
          </table:table-cell>
          <table:table-cell office:value-type="float" office:value="0.1012">
            <text:p>0.101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5675">
            <text:p>0.5675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Branchi_fl</text:p>
          </table:table-cell>
          <table:table-cell office:value-type="float" office:value="0.0607302">
            <text:p>0.0607302</text:p>
          </table:table-cell>
          <table:table-cell office:value-type="float" office:value="0.011569">
            <text:p>0.011569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Homo_sa</text:p>
          </table:table-cell>
          <table:table-cell office:value-type="float" office:value="0.0226327">
            <text:p>0.0226327</text:p>
          </table:table-cell>
          <table:table-cell office:value-type="float" office:value="0.0613">
            <text:p>0.0613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.4143">
            <text:p>0.4143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Latimer_ch</text:p>
          </table:table-cell>
          <table:table-cell office:value-type="float" office:value="0.00493141">
            <text:p>0.00493141</text:p>
          </table:table-cell>
          <table:table-cell office:value-type="float" office:value="0.006045">
            <text:p>0.006045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float" office:value="0.002095">
            <text:p>0.002095</text:p>
          </table:table-cell>
          <table:table-cell office:value-type="float" office:value="0.076">
            <text:p>0.076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.8141">
            <text:p>0.814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qualus_ac</text:p>
          </table:table-cell>
          <table:table-cell office:value-type="float" office:value="0.00258866">
            <text:p>0.00258866</text:p>
          </table:table-cell>
          <table:table-cell office:value-type="float" office:value="0.0284">
            <text:p>0.0284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.8611">
            <text:p>0.861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float" office:value="0.0380283">
            <text:p>0.0380283</text:p>
          </table:table-cell>
          <table:table-cell office:value-type="float" office:value="0.0068">
            <text:p>0.0068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0288">
            <text:p>0.00288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iona_in</text:p>
          </table:table-cell>
          <table:table-cell office:value-type="float" office:value="0.0194803">
            <text:p>0.0194803</text:p>
          </table:table-cell>
          <table:table-cell office:value-type="float" office:value="0.0027">
            <text:p>0.0027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float" office:value="0.00553808">
            <text:p>0.00553808</text:p>
          </table:table-cell>
          <table:table-cell office:value-type="float" office:value="0.046803">
            <text:p>0.046803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.6898">
            <text:p>0.6898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float" office:value="0.0920917">
            <text:p>0.0920917</text:p>
          </table:table-cell>
          <table:table-cell office:value-type="float" office:value="0.000382">
            <text:p>0.00038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float" office:value="0.0321807">
            <text:p>0.0321807</text:p>
          </table:table-cell>
          <table:table-cell office:value-type="float" office:value="0.0242">
            <text:p>0.024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7285">
            <text:p>0.7285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uillar_th</text:p>
          </table:table-cell>
          <table:table-cell office:value-type="float" office:value="0.0277702">
            <text:p>0.0277702</text:p>
          </table:table-cell>
          <table:table-cell office:value-type="float" office:value="0.007637">
            <text:p>0.00763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float" office:value="0.0144298">
            <text:p>0.0144298</text:p>
          </table:table-cell>
          <table:table-cell office:value-type="float" office:value="0.098791">
            <text:p>0.098791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5148">
            <text:p>0.5148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elidiu_ca</text:p>
          </table:table-cell>
          <table:table-cell table:style-name="ce2" office:value-type="string">
            <text:p>1e-06</text:p>
          </table:table-cell>
          <table:table-cell office:value-type="float" office:value="0.036475">
            <text:p>0.03647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0787">
            <text:p>0.0787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Onikusa_pr</text:p>
          </table:table-cell>
          <table:table-cell table:style-name="ce2" office:value-type="string">
            <text:p>1e-06</text:p>
          </table:table-cell>
          <table:table-cell office:value-type="float" office:value="0.0197">
            <text:p>0.019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1935">
            <text:p>0.1935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float" office:value="0.0109217">
            <text:p>0.0109217</text:p>
          </table:table-cell>
          <table:table-cell office:value-type="float" office:value="0.023984">
            <text:p>0.02398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Gracila_ve</text:p>
          </table:table-cell>
          <table:table-cell office:value-type="float" office:value="0.0115685">
            <text:p>0.0115685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float" office:value="0.0698651">
            <text:p>0.0698651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float" office:value="0.0266661">
            <text:p>0.0266661</text:p>
          </table:table-cell>
          <table:table-cell office:value-type="float" office:value="0.009973">
            <text:p>0.009973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Giardia_in</text:p>
          </table:table-cell>
          <table:table-cell office:value-type="float" office:value="0.0427971">
            <text:p>0.0427971</text:p>
          </table:table-cell>
          <table:table-cell office:value-type="float" office:value="0.0123">
            <text:p>0.0123</text:p>
          </table:table-cell>
          <table:table-cell office:value-type="float" office:value="3.10308">
            <text:p>3.10308</text:p>
          </table:table-cell>
          <table:table-cell office:value-type="float" office:value="0.907711">
            <text:p>0.907711</text:p>
          </table:table-cell>
          <table:table-cell office:value-type="float" office:value="0.1002">
            <text:p>0.1002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Giardia_ar</text:p>
          </table:table-cell>
          <table:table-cell office:value-type="float" office:value="0.0670417">
            <text:p>0.0670417</text:p>
          </table:table-cell>
          <table:table-cell office:value-type="float" office:value="0.069266">
            <text:p>0.069266</text:p>
          </table:table-cell>
          <table:table-cell office:value-type="float" office:value="3.10308">
            <text:p>3.10308</text:p>
          </table:table-cell>
          <table:table-cell office:value-type="float" office:value="0.657526">
            <text:p>0.657526</text:p>
          </table:table-cell>
          <table:table-cell office:value-type="float" office:value="0.4667">
            <text:p>0.4667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float" office:value="0.271928">
            <text:p>0.271928</text:p>
          </table:table-cell>
          <table:table-cell office:value-type="float" office:value="0.025279">
            <text:p>0.025279</text:p>
          </table:table-cell>
          <table:table-cell office:value-type="float" office:value="3.10308">
            <text:p>3.10308</text:p>
          </table:table-cell>
          <table:table-cell office:value-type="float" office:value="0.907711">
            <text:p>0.907711</text:p>
          </table:table-cell>
          <table:table-cell office:value-type="float" office:value="0.236">
            <text:p>0.236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float" office:value="0.0196106">
            <text:p>0.0196106</text:p>
          </table:table-cell>
          <table:table-cell office:value-type="float" office:value="0.0586">
            <text:p>0.0586</text:p>
          </table:table-cell>
          <table:table-cell office:value-type="float" office:value="3.10308">
            <text:p>3.10308</text:p>
          </table:table-cell>
          <table:table-cell office:value-type="float" office:value="0.907711">
            <text:p>0.907711</text:p>
          </table:table-cell>
          <table:table-cell office:value-type="float" office:value="0.9862">
            <text:p>0.9862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rypano_cr</text:p>
          </table:table-cell>
          <table:table-cell table:style-name="ce2" office:value-type="string">
            <text:p>1e-06</text:p>
          </table:table-cell>
          <table:table-cell office:value-type="float" office:value="0.0684">
            <text:p>0.0684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0.7149">
            <text:p>0.7149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Trypano_br</text:p>
          </table:table-cell>
          <table:table-cell office:value-type="float" office:value="0.00913749">
            <text:p>0.00913749</text:p>
          </table:table-cell>
          <table:table-cell office:value-type="float" office:value="0.416667">
            <text:p>0.416667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0.8692">
            <text:p>0.8692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float" office:value="0.142667">
            <text:p>0.142667</text:p>
          </table:table-cell>
          <table:table-cell office:value-type="float" office:value="0.03264">
            <text:p>0.03264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0.8656">
            <text:p>0.8656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Euglena_gr</text:p>
          </table:table-cell>
          <table:table-cell office:value-type="float" office:value="0.149294">
            <text:p>0.149294</text:p>
          </table:table-cell>
          <table:table-cell office:value-type="float" office:value="0.0048">
            <text:p>0.0048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float" office:value="0.088086">
            <text:p>0.088086</text:p>
          </table:table-cell>
          <table:table-cell office:value-type="float" office:value="0.0044">
            <text:p>0.0044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float" office:value="0.0300524">
            <text:p>0.0300524</text:p>
          </table:table-cell>
          <table:table-cell office:value-type="float" office:value="0.141744">
            <text:p>0.141744</text:p>
          </table:table-cell>
          <table:table-cell office:value-type="float" office:value="3.10308">
            <text:p>3.10308</text:p>
          </table:table-cell>
          <table:table-cell office:value-type="float" office:value="0.907711">
            <text:p>0.907711</text:p>
          </table:table-cell>
          <table:table-cell office:value-type="float" office:value="0.3482">
            <text:p>0.3482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Entamoe_hi</text:p>
          </table:table-cell>
          <table:table-cell office:value-type="float" office:value="0.113505">
            <text:p>0.113505</text:p>
          </table:table-cell>
          <table:table-cell office:value-type="float" office:value="0.1412">
            <text:p>0.1412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6301">
            <text:p>0.6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Dictyos_di</text:p>
          </table:table-cell>
          <table:table-cell office:value-type="float" office:value="0.0935781">
            <text:p>0.0935781</text:p>
          </table:table-cell>
          <table:table-cell office:value-type="float" office:value="0.085485">
            <text:p>0.085485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451">
            <text:p>0.45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3734">
            <text:p>0.0373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/>
          <table:table-cell table:style-name="ce2" office:value-type="string">
            <text:p>1.33398e-12</text:p>
          </table:table-cell>
          <table:table-cell office:value-type="float" office:value="1.29415">
            <text:p>1.29415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5604">
            <text:p>0.560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table:number-columns-repeated="1023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/02/2011</text:date>, <text:time>21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2-19T21:29:23</dc:date>
    <dc:creator>Julien Dutheil</dc:creator>
    <meta:editing-duration>PT00H09M12S</meta:editing-duration>
    <meta:editing-cycles>1</meta:editing-cycles>
    <meta:document-statistic meta:table-count="1" meta:cell-count="1192" meta:object-count="0"/>
  </office:meta>
</office:document-meta>
</file>